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90A000003D44DACD2AEFC8BFF6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center" draw:auto-grow-height="true" draw:auto-grow-width="true" draw:fit-to-size="false" fo:min-height="0.314cm" fo:min-width="0.345cm" fo:padding-top="0cm" fo:padding-bottom="0cm" fo:padding-left="0cm" fo:padding-r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892cm" fo:min-width="0cm"/>
    </style:style>
    <style:style style:name="P1" style:family="paragraph">
      <style:text-properties fo:font-size="12pt" style:font-size-asian="18pt" style:font-size-complex="18pt"/>
    </style:style>
    <style:style style:name="P2" style:family="paragraph">
      <loext:graphic-properties draw:fill="solid" draw:fill-color="#ffffff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18cm" svg:height="0.471cm" svg:x="10.055cm" svg:y="9.832cm">
          <draw:text-box>
            <text:p text:style-name="P1"><text:span text:style-name="T1">(a)</text:span></text:p>
          </draw:text-box>
        </draw:frame>
        <draw:frame draw:style-name="gr1" draw:text-style-name="P2" draw:layer="layout" svg:width="0.518cm" svg:height="0.471cm" svg:x="14.165cm" svg:y="9.833cm">
          <draw:text-box>
            <text:p text:style-name="P1"><text:span text:style-name="T1">(a)</text:span></text:p>
          </draw:text-box>
        </draw:frame>
        <draw:frame draw:style-name="gr1" draw:text-style-name="P2" draw:layer="layout" svg:width="0.518cm" svg:height="0.471cm" svg:x="17.625cm" svg:y="9.834cm">
          <draw:text-box>
            <text:p text:style-name="P1"><text:span text:style-name="T1">(a)</text:span></text:p>
          </draw:text-box>
        </draw:frame>
        <draw:frame draw:style-name="gr2" draw:text-style-name="P3" draw:layer="layout" svg:width="19.589cm" svg:height="8.295cm" svg:x="1.001cm" svg:y="2.184cm">
          <draw:image xlink:href="Pictures/100002010000090A000003D44DACD2AEFC8BFF65.png" xlink:type="simple" xlink:show="embed" xlink:actuate="onLoad">
            <text:p/>
          </draw:image>
        </draw:frame>
        <draw:frame draw:style-name="gr1" draw:text-style-name="P2" draw:layer="layout" svg:width="0.518cm" svg:height="0.471cm" svg:x="1.165cm" svg:y="9.831cm">
          <draw:text-box>
            <text:p text:style-name="P1"><text:span text:style-name="T1">(a)</text:span></text:p>
          </draw:text-box>
        </draw:frame>
        <draw:frame draw:style-name="gr1" draw:text-style-name="P2" draw:layer="layout" svg:width="0.518cm" svg:height="0.471cm" svg:x="6.035cm" svg:y="9.832cm">
          <draw:text-box>
            <text:p text:style-name="P1"><text:span text:style-name="T1">(b)</text:span></text:p>
          </draw:text-box>
        </draw:frame>
        <draw:custom-shape draw:style-name="gr3" draw:text-style-name="P4" draw:layer="layout" svg:width="0.137cm" svg:height="8.142cm" svg:x="5.935cm" svg:y="2.2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22:09:53.763725000</meta:creation-date>
    <dc:date>2015-11-05T22:17:14.095569000</dc:date>
    <meta:editing-duration>PT7M20S</meta:editing-duration>
    <meta:editing-cycles>1</meta:editing-cycles>
    <meta:document-statistic meta:object-count="7"/>
    <meta:generator>LibreOffice/5.0.3.2$MacOSX_X86_64 LibreOffice_project/e5f16313668ac592c1bfb310f4390624e3dbfb75</meta:generator>
  </office:meta>
</office:document-meta>
</file>